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ela2" style:family="table">
      <style:table-properties style:width="16.51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5.503cm" style:rel-column-width="3120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ela2.A2" style:family="table-cell">
      <style:table-cell-properties fo:padding-left="0.191cm" fo:padding-right="0.191cm" fo:padding-top="0cm" fo:padding-bottom="0cm" fo:border="none" style:writing-mode="lr-tb"/>
    </style:style>
    <style:style style:name="Tabela2.B2" style:family="table-cell">
      <style:table-cell-properties fo:padding-left="0.191cm" fo:padding-right="0.191cm" fo:padding-top="0cm" fo:padding-bottom="0cm" fo:border="none" style:writing-mode="lr-tb"/>
    </style:style>
    <style:style style:name="Tabela2.C2" style:family="table-cell">
      <style:table-cell-properties fo:padding-left="0.191cm" fo:padding-right="0.191cm" fo:padding-top="0cm" fo:padding-bottom="0cm" fo:border="none" style:writing-mode="lr-tb"/>
    </style:style>
    <style:style style:name="Tabela2.A3" style:family="table-cell">
      <style:table-cell-properties fo:padding-left="0.191cm" fo:padding-right="0.191cm" fo:padding-top="0cm" fo:padding-bottom="0cm" fo:border="none" style:writing-mode="lr-tb"/>
    </style:style>
    <style:style style:name="Tabela2.B3" style:family="table-cell">
      <style:table-cell-properties fo:padding-left="0.191cm" fo:padding-right="0.191cm" fo:padding-top="0cm" fo:padding-bottom="0cm" fo:border="none" style:writing-mode="lr-tb"/>
    </style:style>
    <style:style style:name="Tabela2.C3" style:family="table-cell">
      <style:table-cell-properties fo:padding-left="0.191cm" fo:padding-right="0.191cm" fo:padding-top="0cm" fo:padding-bottom="0cm" fo:border="none" style:writing-mode="lr-tb"/>
    </style:style>
    <style:style style:name="Tabela2.A4" style:family="table-cell">
      <style:table-cell-properties fo:padding-left="0.191cm" fo:padding-right="0.191cm" fo:padding-top="0cm" fo:padding-bottom="0cm" fo:border="none" style:writing-mode="lr-tb"/>
    </style:style>
    <style:style style:name="Tabela2.B4" style:family="table-cell">
      <style:table-cell-properties fo:padding-left="0.191cm" fo:padding-right="0.191cm" fo:padding-top="0cm" fo:padding-bottom="0cm" fo:border="none" style:writing-mode="lr-tb"/>
    </style:style>
    <style:style style:name="Tabela2.C4" style:family="table-cell">
      <style:table-cell-properties fo:padding-left="0.191cm" fo:padding-right="0.191cm" fo:padding-top="0cm" fo:padding-bottom="0cm" fo:border="none" style:writing-mode="lr-tb"/>
    </style:style>
    <style:style style:name="Tabela2.A5" style:family="table-cell">
      <style:table-cell-properties fo:padding-left="0.191cm" fo:padding-right="0.191cm" fo:padding-top="0cm" fo:padding-bottom="0cm" fo:border="none" style:writing-mode="lr-tb"/>
    </style:style>
    <style:style style:name="Tabela2.B5" style:family="table-cell">
      <style:table-cell-properties fo:padding-left="0.191cm" fo:padding-right="0.191cm" fo:padding-top="0cm" fo:padding-bottom="0cm" fo:border="none" style:writing-mode="lr-tb"/>
    </style:style>
    <style:style style:name="Tabela2.C5" style:family="table-cell">
      <style:table-cell-properties fo:padding-left="0.191cm" fo:padding-right="0.191cm" fo:padding-top="0cm" fo:padding-bottom="0cm" fo:border="none" style:writing-mode="lr-tb"/>
    </style:style>
    <style:style style:name="Tabela2.A6" style:family="table-cell">
      <style:table-cell-properties fo:padding-left="0.191cm" fo:padding-right="0.191cm" fo:padding-top="0cm" fo:padding-bottom="0cm" fo:border="none" style:writing-mode="lr-tb"/>
    </style:style>
    <style:style style:name="Tabela2.B6" style:family="table-cell">
      <style:table-cell-properties fo:padding-left="0.191cm" fo:padding-right="0.191cm" fo:padding-top="0cm" fo:padding-bottom="0cm" fo:border="none" style:writing-mode="lr-tb"/>
    </style:style>
    <style:style style:name="Tabela2.C6" style:family="table-cell">
      <style:table-cell-properties fo:padding-left="0.191cm" fo:padding-right="0.191cm" fo:padding-top="0cm" fo:padding-bottom="0cm" fo:border="none" style:writing-mode="lr-tb"/>
    </style:style>
    <style:style style:name="Tabela1" style:family="table">
      <style:table-properties style:width="10.742cm" table:align="left" style:writing-mode="lr-tb"/>
    </style:style>
    <style:style style:name="Tabela1.A" style:family="table-column">
      <style:table-column-properties style:column-width="5.53cm"/>
    </style:style>
    <style:style style:name="Tabela1.B" style:family="table-column">
      <style:table-column-properties style:column-width="5.212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0.742cm" table:align="left" style:writing-mode="lr-tb"/>
    </style:style>
    <style:style style:name="Tabela3.A" style:family="table-column">
      <style:table-column-properties style:column-width="5.53cm"/>
    </style:style>
    <style:style style:name="Tabela3.B" style:family="table-column">
      <style:table-column-properties style:column-width="5.212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Compact">
      <style:paragraph-properties fo:text-align="start" style:justify-single-word="false" fo:orphans="2" fo:widows="2"/>
      <style:text-properties style:font-name="Aptos" fo:font-size="12pt" fo:language="en" fo:country="US" style:letter-kerning="fals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Compact">
      <style:paragraph-properties fo:text-align="start" style:justify-single-word="false" fo:orphans="2" fo:widows="2"/>
      <style:text-properties style:font-name="Aptos" fo:font-size="12pt" fo:language="en" fo:country="US" officeooo:paragraph-rsid="0014a597" style:letter-kerning="fals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Compact">
      <style:paragraph-properties fo:text-align="start" style:justify-single-word="false" fo:orphans="2" fo:widows="2"/>
      <style:text-properties style:font-name="Aptos" fo:font-size="12pt" fo:language="en" fo:country="US" officeooo:rsid="00142eaa" officeooo:paragraph-rsid="00142eaa" style:letter-kerning="false" style:font-name-asian="Aptos1" style:font-size-asian="12pt" style:language-asian="en" style:country-asian="US" style:font-size-complex="12pt" style:language-complex="ar" style:country-complex="SA"/>
    </style:style>
    <style:style style:name="P4" style:family="paragraph" style:parent-style-name="First_20_Paragraph">
      <style:text-properties officeooo:paragraph-rsid="0012617d"/>
    </style:style>
    <style:style style:name="P5" style:family="paragraph" style:parent-style-name="Heading_20_3">
      <style:text-properties officeooo:paragraph-rsid="0012617d"/>
    </style:style>
    <style:style style:name="P6" style:family="paragraph" style:parent-style-name="Standard">
      <style:text-properties officeooo:paragraph-rsid="0012617d"/>
    </style:style>
    <style:style style:name="P7" style:family="paragraph" style:parent-style-name="Heading_20_2">
      <style:text-properties officeooo:rsid="0012617d" officeooo:paragraph-rsid="0012617d"/>
    </style:style>
    <style:style style:name="P8" style:family="paragraph" style:parent-style-name="Heading_20_3">
      <style:text-properties officeooo:paragraph-rsid="00142eaa"/>
    </style:style>
    <style:style style:name="P9" style:family="paragraph" style:parent-style-name="Heading_20_4">
      <style:text-properties officeooo:paragraph-rsid="00142eaa"/>
    </style:style>
    <style:style style:name="P10" style:family="paragraph" style:parent-style-name="Source_20_Code">
      <style:text-properties officeooo:paragraph-rsid="00142eaa"/>
    </style:style>
    <style:style style:name="P11" style:family="paragraph" style:parent-style-name="Standard">
      <style:text-properties officeooo:paragraph-rsid="00142eaa"/>
    </style:style>
    <style:style style:name="P12" style:family="paragraph" style:parent-style-name="Text_20_body">
      <style:text-properties officeooo:paragraph-rsid="0014a597"/>
    </style:style>
    <style:style style:name="P13" style:family="paragraph" style:parent-style-name="Compact" style:list-style-name="WWNum1001"/>
    <style:style style:name="P14" style:family="paragraph" style:parent-style-name="Compact" style:list-style-name="WWNum1002"/>
    <style:style style:name="P15" style:family="paragraph" style:parent-style-name="Compact" style:list-style-name="WWNum1004"/>
    <style:style style:name="P16" style:family="paragraph" style:parent-style-name="Compact" style:list-style-name="WWNum1005"/>
    <style:style style:name="P17" style:family="paragraph" style:parent-style-name="Compact" style:list-style-name="WWNum1006"/>
    <style:style style:name="P18" style:family="paragraph" style:parent-style-name="Compact" style:list-style-name="WWNum1007">
      <style:text-properties officeooo:paragraph-rsid="0012617d"/>
    </style:style>
    <style:style style:name="P19" style:family="paragraph" style:parent-style-name="Compact" style:list-style-name="WWNum1008"/>
    <style:style style:name="P20" style:family="paragraph" style:parent-style-name="Compact" style:list-style-name="WWNum1009"/>
    <style:style style:name="P21" style:family="paragraph" style:parent-style-name="Compact" style:list-style-name="WWNum1009">
      <style:text-properties officeooo:paragraph-rsid="0012617d"/>
    </style:style>
    <style:style style:name="P22" style:family="paragraph" style:parent-style-name="Compact" style:list-style-name="WWNum1010"/>
    <style:style style:name="P23" style:family="paragraph" style:parent-style-name="Compact" style:list-style-name="WWNum1011"/>
    <style:style style:name="P24" style:family="paragraph" style:parent-style-name="Heading_20_2">
      <style:text-properties officeooo:paragraph-rsid="0015c568"/>
    </style:style>
    <style:style style:name="P25" style:family="paragraph" style:parent-style-name="Heading_20_3">
      <style:text-properties officeooo:paragraph-rsid="00142eaa"/>
    </style:style>
    <style:style style:name="P26" style:family="paragraph" style:parent-style-name="Heading_20_4">
      <style:text-properties officeooo:paragraph-rsid="001613b9"/>
    </style:style>
    <style:style style:name="P27" style:family="paragraph" style:parent-style-name="Source_20_Code">
      <style:text-properties officeooo:paragraph-rsid="00142eaa"/>
    </style:style>
    <style:style style:name="P28" style:family="paragraph" style:parent-style-name="Standard">
      <style:text-properties officeooo:paragraph-rsid="0015c568"/>
    </style:style>
    <style:style style:name="P29" style:family="paragraph" style:parent-style-name="Table_20_Contents">
      <style:paragraph-properties fo:text-align="start" style:justify-single-word="false"/>
      <style:text-properties officeooo:rsid="001613b9" officeooo:paragraph-rsid="001613b9"/>
    </style:style>
    <style:style style:name="P30" style:family="paragraph" style:parent-style-name="Table_20_Contents">
      <style:paragraph-properties fo:text-align="start" style:justify-single-word="false"/>
      <style:text-properties officeooo:rsid="001766c7" officeooo:paragraph-rsid="001766c7"/>
    </style:style>
    <style:style style:name="P31" style:family="paragraph" style:parent-style-name="Table_20_Heading">
      <style:paragraph-properties fo:text-align="start" style:justify-single-word="false"/>
      <style:text-properties officeooo:rsid="001613b9" officeooo:paragraph-rsid="001613b9"/>
    </style:style>
    <style:style style:name="P32" style:family="paragraph" style:parent-style-name="Text_20_body">
      <style:text-properties officeooo:paragraph-rsid="0014ec82"/>
    </style:style>
    <style:style style:name="P33" style:family="paragraph" style:parent-style-name="Text_20_body">
      <style:text-properties officeooo:paragraph-rsid="001613b9"/>
    </style:style>
    <style:style style:name="P34" style:family="paragraph" style:parent-style-name="Text_20_body">
      <style:text-properties officeooo:rsid="00162421" officeooo:paragraph-rsid="00162421"/>
    </style:style>
    <style:style style:name="P35" style:family="paragraph" style:parent-style-name="Text_20_body">
      <style:text-properties officeooo:paragraph-rsid="00142eaa"/>
    </style:style>
    <style:style style:name="P3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617d" style:font-weight-asian="bold" style:font-weight-complex="bold"/>
    </style:style>
    <style:style style:name="T3" style:family="text">
      <style:text-properties officeooo:rsid="0012617d"/>
    </style:style>
    <style:style style:name="T4" style:family="text">
      <style:text-properties style:text-underline-style="solid" style:text-underline-width="auto" style:text-underline-color="font-color" fo:font-weight="bold" officeooo:rsid="0012617d" style:font-weight-asian="bold" style:font-weight-complex="bold"/>
    </style:style>
    <style:style style:name="T5" style:family="text">
      <style:text-properties officeooo:rsid="001613b9"/>
    </style:style>
    <style:style style:name="T6" style:family="text">
      <style:text-properties officeooo:rsid="00162421"/>
    </style:style>
    <style:style style:name="T7" style:family="text">
      <style:text-properties officeooo:rsid="001766c7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artefato-de-gestão-do-projeto"/>Artefato de Gestão do Projeto</text:h>
      <text:h text:style-name="P7" text:outline-level="2">Case Técnico Dadosfera – Felipe Varga<text:bookmark-start text:name="projeto"/></text:h>
      <text:p text:style-name="First_20_Paragraph"><text:span text:style-name="T4">PROPOSTA</text:span><text:span text:style-name="T2">: </text:span><text:span text:style-name="T1">Construção de Plataforma Analítica para Avaliação de ROI por URL de Destino (E-commerce)</text:span><text:line-break/>Base de dados: <text:span text:style-name="T1">Olist Brazilian E-Commerce Dataset (</text:span><text:span text:style-name="T2">Importada para </text:span><text:span text:style-name="T1">MongoDB local)</text:span><text:line-break/>Abordagem de gestão: <text:span text:style-name="T1">PMBOK (7ª edição – foco em princípios e domínios de performance)</text:span></text:p>
      <text:p text:style-name="Standard"><draw:rect text:anchor-type="as-char" style:rel-width="100%" draw:z-index="0" draw:name="Forma1" draw:style-name="gr1" draw:text-style-name="P36" svg:width="16.511cm" svg:height="0.054cm"><text:p/></draw:rect><text:bookmark-end text:name="projeto"/></text:p>
      <text:h text:style-name="Heading_20_2" text:outline-level="2"><text:bookmark-start text:name="visão-geral-do-projeto-concepção"/>1. Visão Geral do Projeto (Concepção)</text:h>
      <text:p text:style-name="First_20_Paragraph"><text:span text:style-name="T1">Objetivo do negócio</text:span><text:line-break/>Construir uma Prova de Conceito ponta a ponta utilizando a plataforma <text:span text:style-name="T1">Dadosfera</text:span>, demonstrando que ela é o caminho mais rápido entre dados e valor, com foco na <text:span text:style-name="T1">avaliação de ROI por URL de destino em um cenário de e-commerce</text:span>.</text:p>
      <text:p text:style-name="Text_20_body">O case cobre desde a <text:span text:style-name="T1">seleção da base de dados</text:span>, integração, exploração, qualidade, uso de <text:span text:style-name="T1">GenAI</text:span>, modelagem analítica, visualização, pipelines, data apps e apresentação executiva.</text:p>
      <text:p text:style-name="P32"><text:span text:style-name="T1">Base de dados escolhida:</text:span><text:line-break/>- <text:span text:style-name="T1">Olist Brazilian E-Commerce Dataset</text:span></text:p>
      <text:p text:style-name="Text_20_body"><text:span text:style-name="T1">Principais entregáveis</text:span> - Plataforma de Dados estruturada na Dadosfera - Features estruturadas a partir de dados transacionais e textuais - Métricas de ROI por URL / categoria / produto - Dashboards analíticos - Pipelines catalogados - Data App interativo - Apresentação executiva do case</text:p>
      <text:p text:style-name="Text_20_body"/>
      <text:p text:style-name="Standard"><draw:rect text:anchor-type="as-char" style:rel-width="100%" draw:z-index="1" draw:name="Forma2" draw:style-name="gr1" draw:text-style-name="P36" svg:width="16.511cm" svg:height="0.054cm"><text:p/></draw:rect><text:bookmark-end text:name="visão-geral-do-projeto-concepção"/></text:p>
      <text:h text:style-name="Heading_20_2" text:outline-level="2"><text:soft-page-break/></text:h>
      <text:h text:style-name="Heading_20_2" text:outline-level="2"><text:bookmark-start text:name="X579ec7515f0eb29603c3ea6968e75e15d34f8cd"/>2. Fluxograma do Projeto</text:h>
      <text:p text:style-name="P10"><text:line-break/><text:span text:style-name="Verbatim_20_Char"> <text:s text:c="3"/>A [Item 1: Pesquisa e Definição da Base de Dados] --&gt; B[Item 2: <text:tab/>Integração na Dadosfera]</text:span><text:line-break/><text:span text:style-name="Verbatim_20_Char"> <text:s text:c="3"/>B --&gt; C[Item 3: Exploração e Catalogação]</text:span><text:line-break/><text:span text:style-name="Verbatim_20_Char"> <text:s text:c="3"/>C --&gt; D[Item 4: Data Quality]</text:span><text:line-break/><text:span text:style-name="Verbatim_20_Char"> <text:s text:c="3"/>D --&gt; E[Item 5: Processamento com GenAI / LLMs]</text:span><text:line-break/><text:span text:style-name="Verbatim_20_Char"> <text:s text:c="3"/>E --&gt; F[Item 6: Modelagem de Dados]</text:span><text:line-break/><text:span text:style-name="Verbatim_20_Char"> <text:s text:c="3"/>F --&gt; G[Item 7: Análise e Visualização]</text:span><text:line-break/><text:span text:style-name="Verbatim_20_Char"> <text:s text:c="3"/>G --&gt; H[Item 8: Pipelines de Dados]</text:span><text:line-break/><text:span text:style-name="Verbatim_20_Char"> <text:s text:c="3"/>H --&gt; I[Item 9: Data Apps]</text:span><text:line-break/><text:span text:style-name="Verbatim_20_Char"> <text:s text:c="3"/>I --&gt; J[Item 10: Apresentação do Case]</text:span><text:line-break/><text:line-break/><text:span text:style-name="Verbatim_20_Char"> <text:s text:c="3"/>A --&gt; A1[Risco: Base inadequada &lt; 100k registros]</text:span><text:line-break/><text:span text:style-name="Verbatim_20_Char"> <text:s text:c="3"/>B --&gt; B1[Ponto Crítico: Integração correta]</text:span><text:line-break/><text:span text:style-name="Verbatim_20_Char"> <text:s text:c="3"/>D --&gt; D1[Risco: Baixa qualidade dos dados]</text:span><text:line-break/><text:span text:style-name="Verbatim_20_Char"> <text:s text:c="3"/>E --&gt; E1[Ponto Crítico: Features mal extraídas]</text:span><text:line-break/><text:span text:style-name="Verbatim_20_Char"> <text:s text:c="3"/>F --&gt; F1[Dependência: Métricas de negócio]</text:span><text:line-break/><text:span text:style-name="Verbatim_20_Char"> <text:s text:c="3"/>J --&gt; J1[Entrega de Valor ao Cliente]</text:span></text:p>
      <text:p text:style-name="P10"><text:line-break/><text:span text:style-name="Verbatim_20_Char"> <text:s text:c="3"/>A[Iniciação do Projeto] --&gt; B[Planejamento]</text:span><text:line-break/><text:span text:style-name="Verbatim_20_Char"> <text:s text:c="3"/>B --&gt; C[Coleta e Ingestão de Dados]</text:span><text:line-break/><text:span text:style-name="Verbatim_20_Char"> <text:s text:c="3"/>C --&gt; D[Modelagem e Enriquecimento]</text:span><text:line-break/><text:span text:style-name="Verbatim_20_Char"> <text:s text:c="3"/>D --&gt; E[Análises Analíticas]</text:span><text:line-break/><text:span text:style-name="Verbatim_20_Char"> <text:s text:c="3"/>E --&gt; F[Visualização e Dashboards]</text:span><text:line-break/><text:span text:style-name="Verbatim_20_Char"> <text:s text:c="3"/>F --&gt; G[Validação com Stakeholders]</text:span><text:line-break/><text:span text:style-name="Verbatim_20_Char"> <text:s text:c="3"/>G --&gt; H[Encerramento]</text:span><text:line-break/><text:line-break/><text:span text:style-name="Verbatim_20_Char"> <text:s text:c="3"/>B --&gt; B1[Análise de Riscos]</text:span><text:line-break/><text:span text:style-name="Verbatim_20_Char"> <text:s text:c="3"/>B --&gt; B2[Estimativa de Custos]</text:span><text:line-break/><text:span text:style-name="Verbatim_20_Char"> <text:s text:c="3"/>B --&gt; B3[Alocação de Recursos]</text:span><text:line-break/><text:line-break/><text:span text:style-name="Verbatim_20_Char"> <text:s text:c="3"/>D --&gt; D1[Dependência: Qualidade dos Dados]</text:span><text:line-break/><text:span text:style-name="Verbatim_20_Char"> <text:s text:c="3"/>E --&gt; E1[Ponto Crítico: Definição correta do ROI]<text:line-break/><text:line-break/></text:span></text:p>
      <text:p text:style-name="P28"><draw:rect text:anchor-type="as-char" style:rel-width="100%" draw:z-index="2" draw:name="Forma3" draw:style-name="gr1" draw:text-style-name="P36" svg:width="16.511cm" svg:height="0.054cm"><text:p/></draw:rect><text:bookmark-end text:name="X579ec7515f0eb29603c3ea6968e75e15d34f8cd"/></text:p>
      <text:h text:style-name="Heading_20_2" text:outline-level="2"><text:soft-page-break/></text:h>
      <text:h text:style-name="P24" text:outline-level="2"><text:bookmark-start text:name="estrutura-do-projeto-segundo-o-pmbok"/>3. Estrutura do Projeto segundo o PMBOK</text:h>
      <text:h text:style-name="Heading_20_3" text:outline-level="3"><text:bookmark-start text:name="iniciação"/>3.1 Iniciação</text:h>
      <text:list xml:id="list591673054" text:style-name="WWNum1001">
        <text:list-item>
          <text:p text:style-name="P13">Definição do problema de negócio</text:p>
        </text:list-item>
        <text:list-item>
          <text:p text:style-name="P13">Identificação dos stakeholders (Marketing, BI, Logística)</text:p>
        </text:list-item>
        <text:list-item>
          <text:p text:style-name="P13">Definição de sucesso (KPIs de ROI)</text:p>
        </text:list-item>
      </text:list>
      <text:p text:style-name="First_20_Paragraph"><text:span text:style-name="T1">Saída:</text:span> Project Charter<text:line-break/></text:p>
      <text:p text:style-name="Standard"><draw:rect text:anchor-type="as-char" style:rel-width="100%" draw:z-index="3" draw:name="Forma4" draw:style-name="gr1" draw:text-style-name="P36" svg:width="16.511cm" svg:height="0.054cm"><text:p/></draw:rect><text:bookmark-end text:name="iniciação"/></text:p>
      <text:h text:style-name="Heading_20_3" text:outline-level="3"><text:bookmark-start text:name="planejamento"/>3.2 Planejamento</text:h>
      <text:h text:style-name="Heading_20_4" text:outline-level="4"><text:bookmark-start text:name="escopo-wbs-resumida"/>Escopo (WBS resumida)</text:h>
      <text:list xml:id="list161529660171051" text:continue-list="list591673054" text:style-name="WWNum1002">
        <text:list-item>
          <text:p text:style-name="P14">Item 1: Seleção / geração de base de dados</text:p>
        </text:list-item>
        <text:list-item>
          <text:p text:style-name="P14">Item 2: Integração na Dadosfera (módulo Coleta)</text:p>
        </text:list-item>
        <text:list-item>
          <text:p text:style-name="P14">Item 3: Exploração, Data Lake e Catálogo</text:p>
        </text:list-item>
        <text:list-item>
          <text:p text:style-name="P14">Item 4: Qualidade de Dados (Great Expectations / Soda)</text:p>
        </text:list-item>
        <text:list-item>
          <text:p text:style-name="P14">Item 5: Processamento com GenAI (features de texto)</text:p>
        </text:list-item>
        <text:list-item>
          <text:p text:style-name="P14">Item 6: Modelagem Analítica (Kimball / Data Vault)</text:p>
        </text:list-item>
        <text:list-item>
          <text:p text:style-name="P14">Item 7: Dashboards e Análises</text:p>
        </text:list-item>
        <text:list-item>
          <text:p text:style-name="P14">Item 8: Pipelines de Dados</text:p>
        </text:list-item>
        <text:list-item>
          <text:p text:style-name="P14">Item 9: Data App (Streamlit)</text:p>
        </text:list-item>
        <text:list-item>
          <text:p text:style-name="P14">Item 10: Apresentação Executiva<text:bookmark-end text:name="escopo-wbs-resumida"/></text:p>
          <text:p text:style-name="P14"/>
        </text:list-item>
      </text:list>
      <text:h text:style-name="P9" text:outline-level="4">Alocação de Recursos</text:h>
      <text:list xml:id="list161529704619951" text:continue-list="list161529660171051" text:style-name="WWNum1004">
        <text:list-item>
          <text:p text:style-name="P15"><text:span text:style-name="T1">Engenheiro de Dados</text:span>: ingestão, pipelines, modelagem</text:p>
        </text:list-item>
        <text:list-item>
          <text:p text:style-name="P15"><text:span text:style-name="T1">Analista de Dados</text:span>: métricas, visualização, ROI</text:p>
        </text:list-item>
        <text:list-item>
          <text:p text:style-name="P15"><text:span text:style-name="T1">Cientista de Dados</text:span>: LLMs, features, similaridade</text:p>
        </text:list-item>
        <text:list-item>
          <text:p text:style-name="P15"><text:span text:style-name="T1">Stakeholders</text:span>: validação de negócio</text:p>
        </text:list-item>
      </text:list>
      <text:p text:style-name="Compact"/>
      <text:p text:style-name="Compact"/>
      <text:p text:style-name="Compact"/>
      <text:p text:style-name="Compact"/>
      <text:h text:style-name="Heading_20_4" text:outline-level="4"><text:soft-page-break/>Custos (<text:span text:style-name="T5">MVP Estimado, </text:span><text:span text:style-name="T7">baseado em referências reais de mercado</text:span>)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Categoria</text:p>
          </table:table-cell>
          <table:table-cell table:style-name="Tabela1.A1" office:value-type="string">
            <text:p text:style-name="P31">Custo Mensal</text:p>
          </table:table-cell>
        </table:table-row>
        <table:table-row>
          <table:table-cell table:style-name="Tabela1.A1" office:value-type="string">
            <text:p text:style-name="P29">Storage <text:span text:style-name="T7">(S3/ GCS)</text:span></text:p>
          </table:table-cell>
          <table:table-cell table:style-name="Tabela1.A1" office:value-type="string">
            <text:p text:style-name="P29">R$ 300</text:p>
          </table:table-cell>
        </table:table-row>
        <table:table-row>
          <table:table-cell table:style-name="Tabela1.A1" office:value-type="string">
            <text:p text:style-name="P29">Processamento <text:span text:style-name="T7">(BigQuery / Snowflake)</text:span></text:p>
          </table:table-cell>
          <table:table-cell table:style-name="Tabela1.A1" office:value-type="string">
            <text:p text:style-name="P29">R$ 2000</text:p>
          </table:table-cell>
        </table:table-row>
        <table:table-row>
          <table:table-cell table:style-name="Tabela1.A1" office:value-type="string">
            <text:p text:style-name="P29">GenAI <text:span text:style-name="T7">(OpenAI pricing)</text:span></text:p>
          </table:table-cell>
          <table:table-cell table:style-name="Tabela1.A1" office:value-type="string">
            <text:p text:style-name="P29">R$ 500</text:p>
          </table:table-cell>
        </table:table-row>
        <table:table-row>
          <table:table-cell table:style-name="Tabela1.A1" office:value-type="string">
            <text:p text:style-name="P29">BI <text:span text:style-name="T7">(Power BI / Metabase)</text:span></text:p>
          </table:table-cell>
          <table:table-cell table:style-name="Tabela1.A1" office:value-type="string">
            <text:p text:style-name="P29">R$ 400</text:p>
          </table:table-cell>
        </table:table-row>
        <table:table-row>
          <table:table-cell table:style-name="Tabela1.A1" office:value-type="string">
            <text:p text:style-name="P30">Governança (Collibra-like)</text:p>
          </table:table-cell>
          <table:table-cell table:style-name="Tabela1.A1" office:value-type="string">
            <text:p text:style-name="P29">R$ 500</text:p>
          </table:table-cell>
        </table:table-row>
      </table:table>
      <text:h text:style-name="P26" text:outline-level="4"><text:span text:style-name="T5">Total Mensal: </text:span>~ R$ 3.500 a R$ 5.000 / mês</text:h>
      <text:p text:style-name="P33"/>
      <text:h text:style-name="P26" text:outline-level="4">Custos (<text:span text:style-name="T5">Arquitetura Tradicional Estimada</text:span>)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Categoria</text:p>
          </table:table-cell>
          <table:table-cell table:style-name="Tabela3.A1" office:value-type="string">
            <text:p text:style-name="P31">Custo Mensal</text:p>
          </table:table-cell>
        </table:table-row>
        <table:table-row>
          <table:table-cell table:style-name="Tabela3.A1" office:value-type="string">
            <text:p text:style-name="P29">Data Lake (S3/GCS)</text:p>
          </table:table-cell>
          <table:table-cell table:style-name="Tabela3.A1" office:value-type="string">
            <text:p text:style-name="P29">R$ 1500</text:p>
          </table:table-cell>
        </table:table-row>
        <table:table-row>
          <table:table-cell table:style-name="Tabela3.A1" office:value-type="string">
            <text:p text:style-name="P29">DW (Snowflake/BigQuery)</text:p>
          </table:table-cell>
          <table:table-cell table:style-name="Tabela3.A1" office:value-type="string">
            <text:p text:style-name="P29">R$ 4000</text:p>
          </table:table-cell>
        </table:table-row>
        <table:table-row>
          <table:table-cell table:style-name="Tabela3.A1" office:value-type="string">
            <text:p text:style-name="P29">Operação</text:p>
          </table:table-cell>
          <table:table-cell table:style-name="Tabela3.A1" office:value-type="string">
            <text:p text:style-name="P29">R$ 3000</text:p>
          </table:table-cell>
        </table:table-row>
        <table:table-row>
          <table:table-cell table:style-name="Tabela3.A1" office:value-type="string">
            <text:p text:style-name="P29">BI(PowerBI)</text:p>
          </table:table-cell>
          <table:table-cell table:style-name="Tabela3.A1" office:value-type="string">
            <text:p text:style-name="P29">R$ 2000</text:p>
          </table:table-cell>
        </table:table-row>
        <table:table-row>
          <table:table-cell table:style-name="Tabela3.A1" office:value-type="string">
            <text:p text:style-name="P29">Orquestração</text:p>
          </table:table-cell>
          <table:table-cell table:style-name="Tabela3.A1" office:value-type="string">
            <text:p text:style-name="P29">R$ 2000</text:p>
          </table:table-cell>
        </table:table-row>
      </table:table>
      <text:h text:style-name="P26" text:outline-level="4">Total Mensal: ~ R$ <text:span text:style-name="T5">1</text:span><text:span text:style-name="T6">0</text:span><text:span text:style-name="T5">k</text:span> a R$ <text:span text:style-name="T6">18</text:span><text:span text:style-name="T5">k</text:span> / mês</text:h>
      <text:p text:style-name="P33"/>
      <text:p text:style-name="P34">*Levando em conta somente estrutura, sem incluir folha salarial.<text:bookmark-start text:name="alocação-de-recursos-1"/></text:p>
      <text:list xml:id="list161528904369371" text:continue-list="list161529704619951" text:style-name="WWNum1005">
        <text:list-header>
          <text:p text:style-name="P16"/>
        </text:list-header>
      </text:list>
      <text:p text:style-name="P11"><draw:rect text:anchor-type="as-char" style:rel-width="100%" draw:z-index="4" draw:name="Forma5" draw:style-name="gr1" draw:text-style-name="P36" svg:width="16.511cm" svg:height="0.054cm"><text:p/></draw:rect><text:bookmark-end text:name="alocação-de-recursos-1"/><text:bookmark-end text:name="planejamento"/></text:p>
      <text:h text:style-name="P8" text:outline-level="3"/>
      <text:p text:style-name="P35"/>
      <text:h text:style-name="P8" text:outline-level="3"><text:bookmark-start text:name="análise-de-riscos"/><text:soft-page-break/>3.3 Análise de Riscos</text:h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1">Risco</text:p>
          </table:table-cell>
          <table:table-cell table:style-name="Tabela2.A1" office:value-type="string">
            <text:p text:style-name="P1">Impacto</text:p>
          </table:table-cell>
          <table:table-cell table:style-name="Tabela2.A1" office:value-type="string">
            <text:p text:style-name="P1">Mitigação</text:p>
          </table:table-cell>
        </table:table-row>
        <table:table-row table:style-name="Tabela2.1">
          <table:table-cell table:style-name="Tabela2.A2" office:value-type="string">
            <text:p text:style-name="P3">Dados incompletos para URL</text:p>
          </table:table-cell>
          <table:table-cell table:style-name="Tabela2.B2" office:value-type="string">
            <text:p text:style-name="P3">Alto</text:p>
          </table:table-cell>
          <table:table-cell table:style-name="Tabela2.C2" office:value-type="string">
            <text:p text:style-name="P3">Enriquecimento por inferência</text:p>
          </table:table-cell>
        </table:table-row>
        <table:table-row table:style-name="Tabela2.1">
          <table:table-cell table:style-name="Tabela2.A3" office:value-type="string">
            <text:p text:style-name="P1">Falta de dados de campanha</text:p>
          </table:table-cell>
          <table:table-cell table:style-name="Tabela2.B3" office:value-type="string">
            <text:p text:style-name="P1">Alto</text:p>
          </table:table-cell>
          <table:table-cell table:style-name="Tabela2.C3" office:value-type="string">
            <text:p text:style-name="P1">Simulação de CAC e URL</text:p>
          </table:table-cell>
        </table:table-row>
        <table:table-row table:style-name="Tabela2.1">
          <table:table-cell table:style-name="Tabela2.A4" office:value-type="string">
            <text:p text:style-name="P1">Dados textuais ruidosos</text:p>
          </table:table-cell>
          <table:table-cell table:style-name="Tabela2.B4" office:value-type="string">
            <text:p text:style-name="P1">Médio</text:p>
          </table:table-cell>
          <table:table-cell table:style-name="Tabela2.C4" office:value-type="string">
            <text:p text:style-name="P1">Prompt engineering + validação</text:p>
          </table:table-cell>
        </table:table-row>
        <table:table-row table:style-name="Tabela2.1">
          <table:table-cell table:style-name="Tabela2.A5" office:value-type="string">
            <text:p text:style-name="P1">Métricas de ROI inconsistentes</text:p>
          </table:table-cell>
          <table:table-cell table:style-name="Tabela2.B5" office:value-type="string">
            <text:p text:style-name="P1">Alto</text:p>
          </table:table-cell>
          <table:table-cell table:style-name="Tabela2.C5" office:value-type="string">
            <text:p text:style-name="P1">Alinhamento com negócio</text:p>
          </table:table-cell>
        </table:table-row>
        <table:table-row table:style-name="Tabela2.1">
          <table:table-cell table:style-name="Tabela2.A6" office:value-type="string">
            <text:p text:style-name="P2">Performance em pipelines</text:p>
          </table:table-cell>
          <table:table-cell table:style-name="Tabela2.B6" office:value-type="string">
            <text:p text:style-name="P1">Médio</text:p>
          </table:table-cell>
          <table:table-cell table:style-name="Tabela2.C6" office:value-type="string">
            <text:p text:style-name="P2">Uso de Spark / otimização</text:p>
          </table:table-cell>
        </table:table-row>
      </table:table>
      <text:p text:style-name="P12"/>
      <text:p text:style-name="Standard"><draw:rect text:anchor-type="as-char" style:rel-width="100%" draw:z-index="5" draw:name="Forma6" draw:style-name="gr1" draw:text-style-name="P36" svg:width="16.511cm" svg:height="0.054cm"><text:p/></draw:rect><text:bookmark-end text:name="análise-de-riscos"/></text:p>
      <text:h text:style-name="Heading_20_3" text:outline-level="3"><text:bookmark-start text:name="execução"/>3.4 Execução</text:h>
      <text:h text:style-name="Heading_20_4" text:outline-level="4"><text:bookmark-start text:name="coleta-e-ingestão"/>Coleta e Ingestão</text:h>
      <text:list xml:id="list161529400315801" text:continue-list="list161528904369371" text:style-name="WWNum1006">
        <text:list-item>
          <text:p text:style-name="P17">Importação dos datasets Olist no MongoDB</text:p>
        </text:list-item>
        <text:list-item>
          <text:p text:style-name="P17">Normalização de chaves<text:bookmark-end text:name="coleta-e-ingestão"/></text:p>
        </text:list-item>
      </text:list>
      <text:h text:style-name="Heading_20_4" text:outline-level="4"><text:bookmark-start text:name="modelagem"/>Modelagem</text:h>
      <text:list xml:id="list161529844201449" text:continue-list="list161529400315801" text:style-name="WWNum1007">
        <text:list-item>
          <text:p text:style-name="P18">Coleções principais:</text:p>
        </text:list-item>
        <text:list-item>
          <text:p text:style-name="P18">orders</text:p>
        </text:list-item>
        <text:list-item text:style-override="WWNum1008">
          <text:p text:style-name="P19">order_items</text:p>
        </text:list-item>
        <text:list-item text:style-override="WWNum1008">
          <text:p text:style-name="P19">customers</text:p>
        </text:list-item>
        <text:list-item text:style-override="WWNum1008">
          <text:p text:style-name="P19">sellers<text:bookmark-end text:name="modelagem"/></text:p>
        </text:list-item>
      </text:list>
      <text:h text:style-name="Heading_20_4" text:outline-level="4"><text:bookmark-start text:name="enriquecimento"/>Enriquecimento</text:h>
      <text:list xml:id="list161528887320185" text:continue-list="list161529844201449" text:style-name="WWNum1009">
        <text:list-item>
          <text:p text:style-name="P20">Simulação de URL de origem por pedido</text:p>
        </text:list-item>
        <text:list-item>
          <text:p text:style-name="P21">Associação de pedidos a canais de aquisição</text:p>
          <text:p text:style-name="P21"/>
        </text:list-item>
      </text:list>
      <text:p text:style-name="P6"><draw:rect text:anchor-type="as-char" style:rel-width="100%" draw:z-index="6" draw:name="Forma7" draw:style-name="gr1" draw:text-style-name="P36" svg:width="16.511cm" svg:height="0.054cm"><text:p/></draw:rect><text:bookmark-end text:name="execução"/><text:bookmark-end text:name="enriquecimento"/></text:p>
      <text:h text:style-name="P5" text:outline-level="3"><text:bookmark-start text:name="monitoramento-e-controle"/>3.5 Monitoramento e Controle</text:h>
      <text:list xml:id="list161530226003025" text:continue-list="list161528887320185" text:style-name="WWNum1010">
        <text:list-item>
          <text:p text:style-name="P22">Validação de consistência dos dados</text:p>
        </text:list-item>
        <text:list-item>
          <text:p text:style-name="P22">Revisão incremental das métricas</text:p>
        </text:list-item>
        <text:list-item>
          <text:p text:style-name="P22"><text:soft-page-break/>Acompanhamento de riscos críticos</text:p>
        </text:list-item>
      </text:list>
      <text:p text:style-name="P4"><text:span text:style-name="T1">Pontos Críticos:</text:span> - Associação correta entre URL e pedido - Cálculo de ROI coerente</text:p>
      <text:p text:style-name="Standard"><draw:rect text:anchor-type="as-char" style:rel-width="100%" draw:z-index="7" draw:name="Forma8" draw:style-name="gr1" draw:text-style-name="P36" svg:width="16.511cm" svg:height="0.054cm"><text:p/></draw:rect><text:bookmark-end text:name="monitoramento-e-controle"/></text:p>
      <text:h text:style-name="Heading_20_3" text:outline-level="3"><text:bookmark-start text:name="encerramento"/>3.6 Encerramento</text:h>
      <text:list text:continue-list="list161530226003025" text:style-name="WWNum1011">
        <text:list-item>
          <text:p text:style-name="P23">Entrega dos dashboards</text:p>
        </text:list-item>
        <text:list-item>
          <text:p text:style-name="P23">Documentação final</text:p>
        </text:list-item>
        <text:list-item>
          <text:p text:style-name="P23">Lições aprendidas</text:p>
        </text:list-item>
      </text:list>
      <text:p text:style-name="Compact"/>
      <text:p text:style-name="Standard"><draw:rect text:anchor-type="as-char" style:rel-width="100%" draw:z-index="8" draw:name="Forma9" draw:style-name="gr1" draw:text-style-name="P36" svg:width="16.511cm" svg:height="0.054cm"><text:p/></draw:rect><text:bookmark-end text:name="encerramento"/><text:bookmark-end text:name="estrutura-do-projeto-segundo-o-pmbok"/></text:p>
      <text:h text:style-name="Heading_20_2" text:outline-level="2"><text:bookmark-start text:name="interdependências-e-caminho-crítico"/>4. Interdependências e Caminho Crítico</text:h>
      <text:p text:style-name="First_20_Paragraph"><text:span text:style-name="T1">Interdependências principais:</text:span> - Base de Dados → Integração - Integração → Qualidade - Qualidade → GenAI e Features - Features → Modelagem Analítica - Modelagem → Dashboards e Pipelines - Pipelines → Data Apps - Todos os ativos → Apresentação Final</text:p>
      <text:p text:style-name="Text_20_body"><text:span text:style-name="T1">Caminho Crítico:</text:span><text:line-break/>Item 1 → Item 2 → Item 4 → Item 5 → Item 6 → Item 7 → Item <text:bookmark-end text:name="artefato-de-gestão-do-projeto"/><text:bookmark-end text:name="interdependências-e-caminho-crítico"/><text:span text:style-name="T3"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529cm" fo:margin-bottom="0cm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176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847cm" fo:margin-right="0.847cm" fo:margin-top="0.176cm" fo:margin-bottom="0.176cm" style:contextual-spacing="false" fo:text-indent="0cm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.141cm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Noto Sans Arabic" style:font-family-complex="'Noto Sans Arabic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8:05:24</meta:creation-date>
    <dc:date>2026-01-02T16:14:13.270340725</dc:date>
    <meta:generator>LibreOffice/24.2.7.2$Linux_X86_64 LibreOffice_project/420$Build-2</meta:generator>
    <meta:editing-duration>PT26M58S</meta:editing-duration>
    <meta:editing-cycles>5</meta:editing-cycles>
    <meta:document-statistic meta:table-count="3" meta:image-count="0" meta:object-count="0" meta:page-count="6" meta:paragraph-count="119" meta:word-count="830" meta:character-count="4980" meta:non-whitespace-character-count="4200"/>
    <meta:user-defined meta:name="AppVersion">12.0000</meta:user-defined>
    <meta:template xlink:type="simple" xlink:actuate="onRequest" xlink:title="Normal.dotm" xlink:href=""/>
  </office:meta>
</office:document-meta>
</file>